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paragraph-properties fo:break-before="page"/>
    </style:style>
    <style:style style:name="P3" style:family="paragraph" style:parent-style-name="Preformatted_20_Text" style:list-style-name="L1"/>
    <style:style style:name="P4" style:family="paragraph" style:parent-style-name="Preformatted_20_Text">
      <style:text-properties fo:font-style="italic" style:font-style-asian="italic" style:font-style-complex="italic"/>
    </style:style>
    <style:style style:name="P5" style:family="paragraph" style:parent-style-name="Preformatted_20_Text" style:list-style-name="L1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list xml:id="list113473477" text:style-name="L1">
        <text:list-item>
          <text:p text:style-name="P3">Hvordan får vi et speciale der IKKE fokusere på sproget men på løsningen / og implementeringen og implemneteringsproblemerne.<text:line-break/><text:span text:style-name="T1">Det skal være pænt programmeringsmæssigt. </text:span></text:p>
        </text:list-item>
        <text:list-item>
          <text:p text:style-name="P3">Hvad er problemet med barriers og hvor kan vi finde noget litteratur om det.<text:line-break/><text:span text:style-name="T1">Leapfrog</text:span></text:p>
          <text:p text:style-name="P5">barriere tidskridt barriere output<text:line-break/>blodprop simulering fra Kent<text:line-break/>arcade game i ocam.</text:p>
        </text:list-item>
        <text:list-item>
          <text:p text:style-name="P3">Modeller</text:p>
          <text:list>
            <text:list-item>
              <text:p text:style-name="P3">Skal ting ske i real time, og resultatet skal komme inden for deadline; eller skal det hvis det kører retuneres inden for dealine og ellers skal resultatet så ses bort fra.<text:line-break/><text:span text:style-name="T1">Soft real time eller hard real time<text:line-break/>Der skal fuskes med schedular</text:span></text:p>
            </text:list-item>
            <text:list-item>
              <text:p text:style-name="P3">Kan vi nøjes med MTT- altså CSP kun med timed traces og uden failures, da vi skal beskæftige os med pycsp implementation og ikke med corectness. Eller ?</text:p>
            </text:list-item>
            <text:list-item>
              <text:p text:style-name="P3">Hvordan defineres inteactive time. Som skal dette <text:s/>køres efter denne tid, m.m. at en (af disse) event er sket. <text:span text:style-name="T1">Skal køres i et interval. <text:line-break/>pygame</text:span><text:line-break/></text:p>
            </text:list-item>
          </text:list>
        </text:list-item>
        <text:list-item>
          <text:p text:style-name="P3">Hvad skal vi egentligt lave. skal vi implementere: de tre modeller. eller et framework der kan modtage en tidsmodel som eksempelvis de tre nævnte. Eller kan vi vælge dette senere?</text:p>
          <text:list>
            <text:list-item>
              <text:p text:style-name="P3">Hvad skal resultatet af dette speciale være; noget med en udvidelse af pycsp til en "timed pycsp" med en syntaks der kan håndterer (de tre modeller) /(eksempelvis de tre modeller)<text:line-break/><text:span text:style-name="T1">Kun de tre modeller</text:span></text:p>
            </text:list-item>
          </text:list>
        </text:list-item>
        <text:list-item>
          <text:p text:style-name="P3">Findes der andre tidsmodeller, og kunne det være relevant at pycsp kunne bruge andre tidsmodeller?</text:p>
        </text:list-item>
        <text:list-item>
          <text:p text:style-name="P3">Skal eksemplerne defineres i vores synopsis</text:p>
        </text:list-item>
        <text:list-item>
          <text:p text:style-name="P3">Skal alt vi får kredit for stå i læringsmålene eller skal det stå i synopsen.</text:p>
        </text:list-item>
      </text:list>
      <text:p text:style-name="Preformatted_20_Text"/>
      <text:p text:style-name="Preformatted_20_Text"/>
      <text:p text:style-name="Preformatted_20_Text">hvordan kan CSP og event hænge sammen da en lav proritets event kan medføre at man ikke er klar til at modtage en høj proritet event, da alla events i CSP skal komme gennem kanaler? kan man tolke csp som at den kun kan modtage events når den står i en alternation, og den dér er klar til at modtage events af de typer som findes i ALT'en, Når processen <text:s/>ikke står i alt'en kan den ikke modtage events? </text:p>
      <text:p text:style-name="Preformatted_20_Text"><text:s/>- hvis det er tilfældet kan man så bruge at hver proces er to tråde en der lytter ved alt, og en slave der sættes i gang med reelt arb.</text:p>
      <text:p text:style-name="Preformatted_20_Text"><text:line-break/></text:p>
      <text:p text:style-name="Preformatted_20_Text">Vi mangler at læse kritiske artikler om timed csp.</text:p>
      <text:p text:style-name="Preformatted_20_Text"/>
      <text:p text:style-name="Preformatted_20_Text">Hvordan skal vi holde styr på prioriteter i events?</text:p>
      <text:p text:style-name="Preformatted_20_Text"/>
      <text:p text:style-name="Preformatted_20_Text">Kan vi arbejde med at producer / consumer, hvor vi har en producer og flere consumers. Producers <text:s/>står som schedual og alle events der skal køres sendes til produces som så <text:s/>udvælger hvilken workload der næste gang skal gives til consumer baseret på proritet og tid.</text:p>
      <text:p text:style-name="Preformatted_20_Text"/>
      <text:p text:style-name="Preformatted_20_Text"/>
      <text:p text:style-name="Preformatted_20_Text">kan man i PDES have at en enhed kan lave to event i samme tidskridt. er det største problem når arbejdere snakker sammmen direkte. fx. hvis hver consumer bearbjder et antal rækker i en matric og skal kommunikere med hinanden om ændring af værdier for <text:s/>randelementer.</text:p>
      <text:p text:style-name="Preformatted_20_Text"/>
      <text:p text:style-name="Preformatted_20_Text"/>
      <text:p text:style-name="P2">Timed csp er minded på Real Time.</text:p>
      <text:p text:style-name="Preformatted_20_Text">Timed petri net.</text:p>
      <text:p text:style-name="Preformatted_20_Text"/>
      <text:p text:style-name="Preformatted_20_Text">Vi skal IKKE bruge PDES men DES.</text:p>
      <text:p text:style-name="P1">Kig på des biblioteker <text:s/>-men de er rodet, da de er objekt baseret.</text:p>
      <text:p text:style-name="P1">Deadline schedulering.. procssen skal startes inden dette tidskridt.</text:p>
      <text:p text:style-name="P1"/>
      <text:p text:style-name="P1">Vi skal bruge 25% tiden på eksempler</text:p>
      <text:p text:style-name="P1">motivere skal der bruges meget tid på. Perspektiver (vi har læst dissew artikler) træffe valg</text:p>
      <text:p text:style-name="P1"/>
      <text:p text:style-name="P1"/>
      <text:p text:style-name="P1">MAV : <text:s/>motiver alternative valg: <text:s/>hver gang vi træffer et valg skal vi skrive hvilke valgmuligheder og hvorfor vi træffer valget.</text:p>
      <text:p text:style-name="P1"/>
      <text:p text:style-name="P1"/>
      <text:p text:style-name="P1"/>
      <text:p text:style-name="P1">DES: man har flere forskellige typer <text:s/>biler, med forskellig karakteristika, i seperate (biblioteker/processer / noget)</text:p>
      <text:p text:style-name="P1"/>
      <text:p text:style-name="P1">http://www.idsia.ch/~andrea/sim/simtools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20T11:27:13</dc:date>
    <dc:creator>Simon </dc:creator>
    <meta:generator>OpenOffice.org/3.1$Linux OpenOffice.org_project/310m19$Build-9420</meta:generator>
    <meta:editing-duration>PT02H26M55S</meta:editing-duration>
    <meta:editing-cycles>24</meta:editing-cycles>
    <meta:document-statistic meta:table-count="0" meta:image-count="0" meta:object-count="0" meta:page-count="2" meta:paragraph-count="29" meta:word-count="574" meta:character-count="3305"/>
  </office:meta>
</office:document-meta>
</file>